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0b81a"/>
    </style:style>
    <style:style style:name="P2" style:family="paragraph" style:parent-style-name="Standard" style:list-style-name="L1">
      <style:text-properties officeooo:rsid="0010b81a" officeooo:paragraph-rsid="0010b81a"/>
    </style:style>
    <style:style style:name="P3" style:family="paragraph" style:parent-style-name="Standard">
      <style:text-properties officeooo:rsid="0010b81a" officeooo:paragraph-rsid="0010b81a"/>
    </style:style>
    <style:style style:name="P4" style:family="paragraph" style:parent-style-name="Standard">
      <style:text-properties officeooo:rsid="00122489" officeooo:paragraph-rsid="00122489"/>
    </style:style>
    <style:style style:name="P5" style:family="paragraph" style:parent-style-name="Standard" style:list-style-name="L1">
      <style:text-properties officeooo:rsid="00122489" officeooo:paragraph-rsid="00122489"/>
    </style:style>
    <style:style style:name="P6" style:family="paragraph" style:parent-style-name="Standard" style:list-style-name="L1">
      <style:text-properties officeooo:rsid="00122489" officeooo:paragraph-rsid="0014d1d2"/>
    </style:style>
    <style:style style:name="P7" style:family="paragraph" style:parent-style-name="Standard" style:list-style-name="L1">
      <style:text-properties officeooo:rsid="0014a719" officeooo:paragraph-rsid="0014a719"/>
    </style:style>
    <style:style style:name="P8" style:family="paragraph" style:parent-style-name="Standard" style:list-style-name="L1">
      <style:text-properties officeooo:rsid="0014a719" officeooo:paragraph-rsid="0014d1d2"/>
    </style:style>
    <style:style style:name="P9" style:family="paragraph" style:parent-style-name="Standard" style:list-style-name="L1">
      <style:text-properties officeooo:rsid="0014d1d2" officeooo:paragraph-rsid="0014d1d2"/>
    </style:style>
    <style:style style:name="T1" style:family="text">
      <style:text-properties officeooo:rsid="0010b81a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4d1d2"/>
    </style:style>
    <style:style style:name="T5" style:family="text">
      <style:text-properties officeooo:rsid="0014f1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buary 14<text:span text:style-name="T2">th</text:span>, 2023</text:p>
      <text:p text:style-name="P4">KitKat Dambeck</text:p>
      <text:p text:style-name="P4">Developing An Essay Formula </text:p>
      <text:p text:style-name="P4"/>
      <text:list xml:id="list3642963962" text:style-name="L1">
        <text:list-item>
          <text:p text:style-name="P2">State thesis</text:p>
          <text:list>
            <text:list-item>
              <text:p text:style-name="P1"><text:span text:style-name="T1">By examining their high utility and sustainability, it is clear that chopsticks are the best utensil.</text:span></text:p>
            </text:list-item>
          </text:list>
        </text:list-item>
        <text:list-item>
          <text:p text:style-name="P5">Body.</text:p>
          <text:list>
            <text:list-item>
              <text:p text:style-name="P5">State part of the thesis.</text:p>
              <text:list>
                <text:list-item>
                  <text:p text:style-name="P2">Chopsticks have a high utility </text:p>
                </text:list-item>
              </text:list>
            </text:list-item>
            <text:list-item>
              <text:p text:style-name="P2">Answer how:</text:p>
              <text:list>
                <text:list-item>
                  <text:p text:style-name="P2"><text:span text:style-name="T4">T</text:span>hey can be used to eat chunky food such as veggies as well as soft foods, like rice. </text:p>
                </text:list-item>
              </text:list>
            </text:list-item>
            <text:list-item>
              <text:p text:style-name="P2">Answer why:</text:p>
              <text:list>
                <text:list-item>
                  <text:p text:style-name="P2">Why they can be used in multiple ways, <text:span text:style-name="T4">such as pinching, stabbing, or scooping</text:span>.</text:p>
                </text:list-item>
              </text:list>
            </text:list-item>
            <text:list-item>
              <text:p text:style-name="P2">Connect to thesis:</text:p>
              <text:list>
                <text:list-item>
                  <text:p text:style-name="P6">The <text:span text:style-name="T4">chop sticks can be used for a variety of foods.</text:span> make them the best utensil.</text:p>
                </text:list-item>
              </text:list>
            </text:list-item>
          </text:list>
        </text:list-item>
        <text:list-item>
          <text:p text:style-name="P6">Body. </text:p>
          <text:list>
            <text:list-item>
              <text:p text:style-name="P8">State part of the thesis.</text:p>
              <text:list>
                <text:list-item>
                  <text:p text:style-name="P9">Chopsticks are sustainable. </text:p>
                </text:list-item>
              </text:list>
            </text:list-item>
            <text:list-item>
              <text:p text:style-name="P8">Answer how.</text:p>
              <text:list>
                <text:list-item>
                  <text:p text:style-name="P9">They can be made of wood instead of metal or plastic.</text:p>
                </text:list-item>
              </text:list>
            </text:list-item>
            <text:list-item>
              <text:p text:style-name="P8">Answer why.</text:p>
              <text:list>
                <text:list-item>
                  <text:p text:style-name="P9">Wood is a renewable resource, as it is grown from plants, rather than mined.</text:p>
                </text:list-item>
              </text:list>
            </text:list-item>
            <text:list-item>
              <text:p text:style-name="P8">Connect to thesis.</text:p>
              <text:list>
                <text:list-item>
                  <text:p text:style-name="P9">Because they can made of sustainable resource, chopsticks <text:span text:style-name="T5">are the best utencil</text:span></text:p>
                </text:list-item>
              </text:list>
            </text:list-item>
          </text:list>
        </text:list-item>
        <text:list-item>
          <text:p text:style-name="P5">Body. </text:p>
          <text:list>
            <text:list-item>
              <text:p text:style-name="P7">State part of the thesis.</text:p>
            </text:list-item>
            <text:list-item>
              <text:p text:style-name="P7">Answer how.</text:p>
            </text:list-item>
            <text:list-item>
              <text:p text:style-name="P7">Answer why.</text:p>
            </text:list-item>
            <text:list-item>
              <text:p text:style-name="P7">Connect to thesi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5:24:09.029909214</meta:creation-date>
    <dc:date>2023-02-14T16:12:38.503994917</dc:date>
    <meta:editing-duration>PT7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184" meta:character-count="945" meta:non-whitespace-character-count="808"/>
  </office:meta>
</office:document-meta>
</file>